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DemandModelResults" style:family="table">
      <style:table-properties style:width="17cm" table:align="margins" style:shadow="none" style:may-break-between-rows="true" style:writing-mode="lr-tb" table:border-model="collapsing"/>
    </style:style>
    <style:style style:name="DemandModelResults.A" style:family="table-column">
      <style:table-column-properties style:column-width="4.249cm" style:rel-column-width="16383*"/>
    </style:style>
    <style:style style:name="DemandModelResults.B" style:family="table-column">
      <style:table-column-properties style:column-width="4.251cm" style:rel-column-width="16384*"/>
    </style:style>
    <style:style style:name="DemandModelResults.1" style:family="table-row">
      <style:table-row-properties fo:keep-together="auto"/>
    </style:style>
    <style:style style:name="DemandModelResult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DemandModelResults.A2" style:family="table-cell">
      <style:table-cell-properties fo:background-color="transparent" fo:padding="0cm" fo:border="none" style:writing-mode="page">
        <style:background-image/>
      </style:table-cell-properties>
    </style:style>
    <style:style style:name="DemandModelResults.B2" style:family="table-cell">
      <style:table-cell-properties fo:background-color="transparent" fo:padding="0cm" fo:border="none" style:writing-mode="page">
        <style:background-image/>
      </style:table-cell-properties>
    </style:style>
    <style:style style:name="DemandModelResults.C2" style:family="table-cell">
      <style:table-cell-properties fo:background-color="transparent" fo:padding="0cm" fo:border="none" style:writing-mode="page">
        <style:background-image/>
      </style:table-cell-properties>
    </style:style>
    <style:style style:name="DemandModelResults.D2" style:family="table-cell">
      <style:table-cell-properties fo:background-color="transparent" fo:padding="0cm" fo:border="none" style:writing-mode="page">
        <style:background-image/>
      </style:table-cell-properties>
    </style:style>
    <style:style style:name="DemandModelResults.B3" style:family="table-cell">
      <style:table-cell-properties fo:background-color="transparent" fo:padding="0cm" fo:border="none" style:writing-mode="page">
        <style:background-image/>
      </style:table-cell-properties>
    </style:style>
    <style:style style:name="DemandModelResults.C3" style:family="table-cell">
      <style:table-cell-properties fo:background-color="transparent" fo:padding="0cm" fo:border="none" style:writing-mode="page">
        <style:background-image/>
      </style:table-cell-properties>
    </style:style>
    <style:style style:name="DemandModelResults.D3" style:family="table-cell">
      <style:table-cell-properties fo:background-color="transparent" fo:padding="0cm" fo:border="none" style:writing-mode="page">
        <style:background-image/>
      </style:table-cell-properties>
    </style:style>
    <style:style style:name="DemandModelResults.4" style:family="table-row">
      <style:table-row-properties style:min-row-height="0.173cm"/>
    </style:style>
    <style:style style:name="DemandModelResults.A4" style:family="table-cell">
      <style:table-cell-properties fo:background-color="transparent" fo:padding="0cm" fo:border-left="none" fo:border-right="none" fo:border-top="none" fo:border-bottom="0.75pt solid #000000" style:writing-mode="page">
        <style:background-image/>
      </style:table-cell-properties>
    </style:style>
    <style:style style:name="DemandModelResults.B4" style:family="table-cell">
      <style:table-cell-properties fo:background-color="transparent" fo:padding="0cm" fo:border-left="none" fo:border-right="none" fo:border-top="none" fo:border-bottom="0.75pt solid #000000" style:writing-mode="page">
        <style:background-image/>
      </style:table-cell-properties>
    </style:style>
    <style:style style:name="DemandModelResults.C4" style:family="table-cell">
      <style:table-cell-properties fo:background-color="transparent" fo:padding="0cm" fo:border-left="none" fo:border-right="none" fo:border-top="none" fo:border-bottom="0.75pt solid #000000" style:writing-mode="page">
        <style:background-image/>
      </style:table-cell-properties>
    </style:style>
    <style:style style:name="DemandModelResults.D4"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margin-top="0.101cm" fo:margin-bottom="0.101cm" style:contextual-spacing="false" fo:text-align="start" style:justify-single-word="false"/>
      <style:text-properties fo:font-size="11pt" fo:font-weight="bold" officeooo:rsid="0006e82d" officeooo:paragraph-rsid="0006e82d" style:font-size-asian="11pt" style:font-weight-asian="bold" style:font-size-complex="11pt" style:font-weight-complex="bold"/>
    </style:style>
    <style:style style:name="P2" style:family="paragraph" style:parent-style-name="Standard">
      <style:paragraph-properties fo:margin-top="0cm" fo:margin-bottom="0cm" style:contextual-spacing="false"/>
      <style:text-properties fo:font-size="11pt" fo:font-style="italic" fo:font-weight="normal" officeooo:rsid="000978d7" officeooo:paragraph-rsid="000978d7" style:font-size-asian="11pt" style:font-style-asian="italic" style:font-weight-asian="normal" style:font-size-complex="11pt" style:font-style-complex="italic" style:font-weight-complex="normal"/>
    </style:style>
    <style:style style:name="P3" style:family="paragraph" style:parent-style-name="Standard">
      <style:paragraph-properties fo:margin-top="0.201cm" fo:margin-bottom="0.201cm" style:contextual-spacing="false"/>
      <style:text-properties fo:font-size="11pt" fo:font-weight="normal" officeooo:rsid="0006e82d" officeooo:paragraph-rsid="0006e82d" style:font-size-asian="11pt" style:font-weight-asian="normal" style:font-size-complex="11pt" style:font-weight-complex="normal"/>
    </style:style>
    <style:style style:name="P4" style:family="paragraph" style:parent-style-name="Standard">
      <style:paragraph-properties fo:text-align="center" style:justify-single-word="false"/>
      <style:text-properties style:font-name="Liberation Serif" fo:font-size="11pt" fo:font-style="italic" fo:font-weight="normal" officeooo:rsid="0006e82d" officeooo:paragraph-rsid="0006e82d" style:font-size-asian="11pt" style:font-style-asian="italic" style:font-weight-asian="normal" style:font-size-complex="11pt" style:font-style-complex="italic" style:font-weight-complex="normal"/>
    </style:style>
    <style:style style:name="P5" style:family="paragraph" style:parent-style-name="Standard">
      <style:paragraph-properties fo:margin-top="0.201cm" fo:margin-bottom="0.201cm" style:contextual-spacing="false" fo:text-align="center" style:justify-single-word="false"/>
      <style:text-properties fo:font-weight="normal" officeooo:rsid="0006e82d" officeooo:paragraph-rsid="0006e82d" style:font-weight-asian="normal" style:font-weight-complex="normal"/>
    </style:style>
    <style:style style:name="P6" style:family="paragraph" style:parent-style-name="Standard">
      <style:paragraph-properties style:writing-mode="lr-tb"/>
      <style:text-properties fo:font-weight="normal" officeooo:rsid="000978d7" officeooo:paragraph-rsid="0087d452" style:font-weight-asian="normal" style:font-weight-complex="normal"/>
    </style:style>
    <style:style style:name="P7" style:family="paragraph" style:parent-style-name="Standard">
      <style:paragraph-properties fo:margin-top="0.201cm" fo:margin-bottom="0.201cm" style:contextual-spacing="false" style:writing-mode="lr-tb"/>
      <style:text-properties fo:font-size="11pt" fo:font-weight="normal" officeooo:rsid="000978d7" officeooo:paragraph-rsid="007d9116" style:font-size-asian="11pt" style:font-weight-asian="normal" style:font-size-complex="11pt" style:font-weight-complex="normal"/>
    </style:style>
    <style:style style:name="P8" style:family="paragraph" style:parent-style-name="Standard">
      <style:paragraph-properties fo:margin-top="0cm" fo:margin-bottom="0cm" style:contextual-spacing="false" style:writing-mode="lr-tb"/>
      <style:text-properties fo:font-size="11pt" fo:font-weight="normal" officeooo:rsid="000978d7" officeooo:paragraph-rsid="007d9116" style:font-size-asian="11pt" style:font-weight-asian="normal" style:font-size-complex="11pt" style:font-weight-complex="normal"/>
    </style:style>
    <style:style style:name="P9" style:family="paragraph" style:parent-style-name="Standard">
      <style:paragraph-properties fo:margin-top="0.101cm" fo:margin-bottom="0.101cm" style:contextual-spacing="false" style:writing-mode="lr-tb"/>
      <style:text-properties fo:font-size="11pt" fo:font-style="normal" fo:font-weight="bold" officeooo:rsid="002f7c8d" officeooo:paragraph-rsid="002f7c8d" style:font-size-asian="11pt" style:font-style-asian="normal" style:font-weight-asian="bold" style:font-size-complex="11pt" style:font-style-complex="normal" style:font-weight-complex="bold"/>
    </style:style>
    <style:style style:name="P10" style:family="paragraph" style:parent-style-name="Standard">
      <style:paragraph-properties fo:margin-top="0.101cm" fo:margin-bottom="0.101cm" style:contextual-spacing="false" fo:break-before="page" style:writing-mode="lr-tb"/>
      <style:text-properties fo:font-size="11pt" fo:font-style="normal" fo:font-weight="bold" officeooo:rsid="002f7c8d" officeooo:paragraph-rsid="002f7c8d" style:font-size-asian="11pt" style:font-style-asian="normal" style:font-weight-asian="bold" style:font-size-complex="11pt" style:font-style-complex="normal" style:font-weight-complex="bold"/>
    </style:style>
    <style:style style:name="P11" style:family="paragraph" style:parent-style-name="Standard">
      <style:paragraph-properties fo:margin-top="0cm" fo:margin-bottom="0cm" style:contextual-spacing="false" style:writing-mode="lr-tb"/>
      <style:text-properties fo:font-size="11pt" fo:font-style="italic" fo:font-weight="normal" officeooo:rsid="002f7c8d" officeooo:paragraph-rsid="00483bd5" style:font-size-asian="11pt" style:font-style-asian="italic" style:font-weight-asian="normal" style:font-size-complex="11pt" style:font-style-complex="italic" style:font-weight-complex="normal"/>
    </style:style>
    <style:style style:name="P12" style:family="paragraph" style:parent-style-name="Standard">
      <style:paragraph-properties fo:margin-left="1.251cm" fo:margin-top="0cm" fo:margin-bottom="0cm" style:contextual-spacing="false" fo:text-indent="0cm" style:auto-text-indent="false" style:writing-mode="lr-tb"/>
      <style:text-properties fo:font-style="normal" fo:font-weight="normal" officeooo:rsid="00483bd5" officeooo:paragraph-rsid="00483bd5" style:font-style-asian="normal" style:font-weight-asian="normal" style:font-style-complex="normal" style:font-weight-complex="normal"/>
    </style:style>
    <style:style style:name="P13" style:family="paragraph" style:parent-style-name="Standard">
      <style:paragraph-properties fo:margin-left="1.251cm" fo:margin-top="0cm" fo:margin-bottom="0cm" style:contextual-spacing="false" fo:text-indent="0cm" style:auto-text-indent="false" style:writing-mode="lr-tb"/>
      <style:text-properties fo:font-size="11pt" fo:font-style="normal" fo:font-weight="normal" officeooo:rsid="0048e7a8" officeooo:paragraph-rsid="0048e7a8"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cm" fo:margin-bottom="0cm" style:contextual-spacing="false" style:writing-mode="lr-tb"/>
      <style:text-properties fo:font-size="11pt" fo:font-style="normal" fo:font-weight="normal" officeooo:rsid="002f7c8d" officeooo:paragraph-rsid="002f7c8d"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cm" fo:margin-bottom="0cm" style:contextual-spacing="false" style:writing-mode="lr-tb"/>
      <style:text-properties fo:font-size="11pt" fo:font-style="italic" fo:font-weight="normal" officeooo:rsid="002f7c8d" officeooo:paragraph-rsid="004ac27f" style:font-size-asian="11pt" style:font-style-asian="italic" style:font-weight-asian="normal" style:font-size-complex="11pt" style:font-style-complex="italic" style:font-weight-complex="normal"/>
    </style:style>
    <style:style style:name="P16" style:family="paragraph" style:parent-style-name="Standard">
      <style:paragraph-properties fo:margin-left="1.251cm" fo:margin-top="0cm" fo:margin-bottom="0cm" style:contextual-spacing="false" fo:text-indent="0cm" style:auto-text-indent="false" style:writing-mode="lr-tb"/>
      <style:text-properties fo:font-style="italic" fo:font-weight="normal" officeooo:rsid="002f7c8d" officeooo:paragraph-rsid="005b942c" style:font-style-asian="italic" style:font-weight-asian="normal" style:font-style-complex="italic" style:font-weight-complex="normal"/>
    </style:style>
    <style:style style:name="P17" style:family="paragraph" style:parent-style-name="Standard">
      <style:paragraph-properties fo:margin-left="1.251cm" fo:margin-top="0cm" fo:margin-bottom="0cm" style:contextual-spacing="false" fo:text-indent="0cm" style:auto-text-indent="false" style:writing-mode="lr-tb"/>
      <style:text-properties fo:font-size="11pt" fo:font-style="normal" fo:font-weight="normal" officeooo:rsid="00610acd" officeooo:paragraph-rsid="005b942c" style:font-size-asian="11pt" style:font-style-asian="normal" style:font-weight-asian="normal" style:font-size-complex="11pt" style:font-style-complex="normal" style:font-weight-complex="normal"/>
    </style:style>
    <style:style style:name="P18" style:family="paragraph" style:parent-style-name="Standard">
      <style:paragraph-properties fo:margin-left="1.251cm" fo:margin-top="0cm" fo:margin-bottom="0cm" style:contextual-spacing="false" fo:text-indent="0cm" style:auto-text-indent="false" style:writing-mode="lr-tb"/>
      <style:text-properties fo:font-size="11pt" fo:font-style="normal" fo:font-weight="normal" officeooo:rsid="006492f5" officeooo:paragraph-rsid="006492f5"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cm" fo:margin-bottom="0cm" style:contextual-spacing="false" style:writing-mode="lr-tb"/>
      <style:text-properties fo:font-size="11pt" fo:font-style="italic" fo:font-weight="normal" officeooo:rsid="002f7c8d" officeooo:paragraph-rsid="002f7c8d" style:font-size-asian="11pt" style:font-style-asian="italic" style:font-weight-asian="normal" style:font-size-complex="11pt" style:font-style-complex="italic" style:font-weight-complex="normal"/>
    </style:style>
    <style:style style:name="P20" style:family="paragraph" style:parent-style-name="Standard">
      <style:paragraph-properties fo:margin-left="1.251cm" fo:margin-top="0cm" fo:margin-bottom="0cm" style:contextual-spacing="false" fo:text-indent="0cm" style:auto-text-indent="false" style:writing-mode="lr-tb"/>
      <style:text-properties fo:font-size="11pt" fo:font-style="normal" fo:font-weight="normal" officeooo:rsid="0065e155" officeooo:paragraph-rsid="0065e155"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cm" fo:margin-bottom="0cm" style:contextual-spacing="false" style:writing-mode="lr-tb"/>
      <style:text-properties fo:font-size="11pt" fo:font-style="normal" fo:font-weight="normal" officeooo:rsid="0018b6c9" officeooo:paragraph-rsid="0018b6c9"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cm" fo:margin-bottom="0cm" style:contextual-spacing="false" style:writing-mode="lr-tb"/>
      <style:text-properties fo:font-size="11pt" fo:font-style="normal" fo:font-weight="bold" officeooo:rsid="002f7c8d" officeooo:paragraph-rsid="002f7c8d" style:font-size-asian="11pt" style:font-style-asian="normal" style:font-weight-asian="bold" style:font-size-complex="11pt" style:font-style-complex="normal" style:font-weight-complex="bold"/>
    </style:style>
    <style:style style:name="P23" style:family="paragraph" style:parent-style-name="Standard">
      <style:paragraph-properties fo:margin-top="0cm" fo:margin-bottom="0cm" style:contextual-spacing="false" fo:break-before="page" style:writing-mode="lr-tb"/>
      <style:text-properties fo:font-size="11pt" fo:font-style="normal" fo:font-weight="bold" officeooo:rsid="002f7c8d" officeooo:paragraph-rsid="002f7c8d" style:font-size-asian="11pt" style:font-style-asian="normal" style:font-weight-asian="bold" style:font-size-complex="11pt" style:font-style-complex="normal" style:font-weight-complex="bold"/>
    </style:style>
    <style:style style:name="P24" style:family="paragraph" style:parent-style-name="Standard">
      <style:paragraph-properties fo:margin-top="0cm" fo:margin-bottom="0cm" style:contextual-spacing="false" style:writing-mode="lr-tb"/>
      <style:text-properties fo:font-size="11pt" fo:font-style="normal" fo:font-weight="normal" officeooo:rsid="008444ff" officeooo:paragraph-rsid="008444ff"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cm" fo:margin-bottom="0cm" style:contextual-spacing="false" fo:text-align="center" style:justify-single-word="false" style:writing-mode="lr-tb"/>
      <style:text-properties fo:font-size="11pt" fo:font-style="italic" fo:font-weight="normal" officeooo:rsid="0089a5f5" officeooo:paragraph-rsid="008c411a" style:font-size-asian="11pt" style:font-style-asian="italic" style:font-weight-asian="normal" style:font-size-complex="11pt" style:font-style-complex="italic" style:font-weight-complex="normal"/>
    </style:style>
    <style:style style:name="P26" style:family="paragraph" style:parent-style-name="Standard">
      <style:paragraph-properties fo:margin-top="0cm" fo:margin-bottom="0cm" style:contextual-spacing="false" fo:text-align="center" style:justify-single-word="false" style:writing-mode="lr-tb"/>
      <style:text-properties fo:font-size="11pt" fo:font-style="normal" fo:font-weight="normal" officeooo:rsid="0089a5f5" officeooo:paragraph-rsid="0089a5f5"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cm" fo:margin-bottom="0cm" style:contextual-spacing="false" fo:text-align="start" style:justify-single-word="false" style:writing-mode="lr-tb"/>
      <style:text-properties fo:font-size="11pt" fo:font-style="normal" fo:font-weight="normal" officeooo:rsid="0089a5f5" officeooo:paragraph-rsid="00922e25"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cm" fo:margin-bottom="0cm" style:contextual-spacing="false" style:writing-mode="lr-tb"/>
      <style:text-properties fo:font-size="11pt" fo:font-style="italic" fo:font-weight="normal" officeooo:rsid="002f7c8d" officeooo:paragraph-rsid="008444ff" style:font-size-asian="11pt" style:font-style-asian="italic" style:font-weight-asian="normal" style:font-size-complex="11pt" style:font-style-complex="italic" style:font-weight-complex="normal"/>
    </style:style>
    <style:style style:name="P29" style:family="paragraph" style:parent-style-name="Standard">
      <style:paragraph-properties fo:margin-top="0cm" fo:margin-bottom="0cm" style:contextual-spacing="false" style:writing-mode="lr-tb"/>
      <style:text-properties fo:font-size="11pt" fo:font-style="normal" fo:font-weight="normal" officeooo:rsid="00862477" officeooo:paragraph-rsid="00862477"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cm" fo:margin-bottom="0cm" style:contextual-spacing="false" style:writing-mode="lr-tb"/>
      <style:text-properties fo:font-size="11pt" fo:font-style="normal" fo:font-weight="normal" officeooo:rsid="00813152" officeooo:paragraph-rsid="00813152"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cm" fo:margin-bottom="0cm" style:contextual-spacing="false" style:writing-mode="lr-tb"/>
      <style:text-properties fo:font-size="11pt" fo:font-style="italic" fo:font-weight="normal" officeooo:rsid="009e8929" officeooo:paragraph-rsid="009e8929" style:font-size-asian="11pt" style:font-style-asian="italic" style:font-weight-asian="normal" style:font-size-complex="11pt" style:font-style-complex="italic" style:font-weight-complex="normal"/>
    </style:style>
    <style:style style:name="P32" style:family="paragraph" style:parent-style-name="Standard">
      <style:paragraph-properties fo:margin-top="0cm" fo:margin-bottom="0cm" style:contextual-spacing="false" style:writing-mode="lr-tb"/>
      <style:text-properties fo:font-size="11pt" fo:font-style="normal" fo:font-weight="normal" officeooo:rsid="009e8929" officeooo:paragraph-rsid="009e8929" style:font-size-asian="11pt" style:font-style-asian="normal" style:font-weight-asian="normal" style:font-size-complex="11pt" style:font-style-complex="normal" style:font-weight-complex="normal"/>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8929" officeooo:paragraph-rsid="009e8929"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f36b9" officeooo:paragraph-rsid="009f36b9"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Standard">
      <style:paragraph-properties fo:margin-top="0.101cm" fo:margin-bottom="0.101cm" style:contextual-spacing="false" style:writing-mode="lr-tb"/>
      <style:text-properties fo:font-size="11pt" fo:font-style="normal" fo:font-weight="normal" officeooo:rsid="00a868ec" officeooo:paragraph-rsid="00a868ec"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style:contextual-spacing="false" fo:break-before="page" style:writing-mode="lr-tb"/>
      <style:text-properties fo:font-size="11pt" fo:font-style="normal" fo:font-weight="bold" officeooo:rsid="003f1fd6" officeooo:paragraph-rsid="0065e6a1" style:font-size-asian="11pt" style:font-style-asian="normal" style:font-weight-asian="bold" style:font-size-complex="11pt" style:font-style-complex="normal" style:font-weight-complex="bold"/>
    </style:style>
    <style:style style:name="P37" style:family="paragraph" style:parent-style-name="Standard">
      <style:paragraph-properties fo:margin-top="0.101cm" fo:margin-bottom="0.101cm" style:contextual-spacing="false" style:writing-mode="lr-tb"/>
      <style:text-properties fo:font-size="11pt" fo:font-style="italic" fo:font-weight="normal" officeooo:rsid="003f1fd6" officeooo:paragraph-rsid="0065e6a1" style:font-size-asian="11pt" style:font-style-asian="italic" style:font-weight-asian="normal" style:font-size-complex="11pt" style:font-style-complex="italic" style:font-weight-complex="normal"/>
    </style:style>
    <style:style style:name="P38" style:family="paragraph" style:parent-style-name="Standard">
      <style:paragraph-properties fo:margin-top="0cm" fo:margin-bottom="0cm" style:contextual-spacing="false" style:writing-mode="lr-tb"/>
      <style:text-properties fo:font-size="11pt" fo:font-style="normal" fo:font-weight="normal" officeooo:rsid="0068664f" officeooo:paragraph-rsid="006a6296"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cm" fo:margin-bottom="0cm" style:contextual-spacing="false" style:writing-mode="lr-tb"/>
      <style:text-properties fo:font-size="11pt" fo:font-style="normal" fo:font-weight="normal" officeooo:rsid="0065e6a1" officeooo:paragraph-rsid="0068664f"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cm" fo:margin-bottom="0cm" style:contextual-spacing="false" style:writing-mode="lr-tb"/>
      <style:text-properties fo:font-size="11pt" fo:font-style="normal" fo:font-weight="normal" officeooo:rsid="0065e6a1" officeooo:paragraph-rsid="0065e6a1"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cm" fo:margin-bottom="0cm" style:contextual-spacing="false" style:writing-mode="lr-tb"/>
      <style:text-properties fo:font-size="11pt" fo:font-style="normal" fo:font-weight="normal" officeooo:rsid="007027be" officeooo:paragraph-rsid="007027be"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cm" fo:margin-bottom="0cm" style:contextual-spacing="false" style:writing-mode="lr-tb"/>
      <style:text-properties fo:font-size="11pt" fo:font-style="normal" fo:font-weight="normal" officeooo:rsid="00748166" officeooo:paragraph-rsid="00748166" style:font-size-asian="11pt" style:font-style-asian="normal" style:font-weight-asian="normal" style:font-size-complex="11pt" style:font-style-complex="normal" style:font-weight-complex="normal"/>
    </style:style>
    <style:style style:name="T1" style:family="text">
      <style:text-properties officeooo:rsid="002871fd"/>
    </style:style>
    <style:style style:name="T2" style:family="text">
      <style:text-properties officeooo:rsid="000978d7"/>
    </style:style>
    <style:style style:name="T3" style:family="text">
      <style:text-properties officeooo:rsid="00074856"/>
    </style:style>
    <style:style style:name="T4" style:family="text">
      <style:text-properties officeooo:rsid="001fadcf"/>
    </style:style>
    <style:style style:name="T5" style:family="text">
      <style:text-properties officeooo:rsid="000c6572"/>
    </style:style>
    <style:style style:name="T6" style:family="text">
      <style:text-properties officeooo:rsid="0052ca4c"/>
    </style:style>
    <style:style style:name="T7" style:family="text">
      <style:text-properties officeooo:rsid="00538f22"/>
    </style:style>
    <style:style style:name="T8" style:family="text">
      <style:text-properties officeooo:rsid="00072458"/>
    </style:style>
    <style:style style:name="T9" style:family="text">
      <style:text-properties officeooo:rsid="0008d3c0"/>
    </style:style>
    <style:style style:name="T10" style:family="text">
      <style:text-properties officeooo:rsid="000fc1f9"/>
    </style:style>
    <style:style style:name="T11" style:family="text">
      <style:text-properties officeooo:rsid="003aed63"/>
    </style:style>
    <style:style style:name="T12" style:family="text">
      <style:text-properties officeooo:rsid="00123619"/>
    </style:style>
    <style:style style:name="T13" style:family="text">
      <style:text-properties officeooo:rsid="003cd295"/>
    </style:style>
    <style:style style:name="T14" style:family="text">
      <style:text-properties fo:font-variant="normal" fo:text-transform="none" fo:color="#ffffff" loext:opacity="100%" fo:letter-spacing="normal"/>
    </style:style>
    <style:style style:name="T15" style:family="text">
      <style:text-properties fo:font-variant="normal" fo:text-transform="none" fo:color="#ffffff" loext:opacity="100%" style:text-position="super 58%" fo:letter-spacing="normal" officeooo:rsid="0027b57f"/>
    </style:style>
    <style:style style:name="T16" style:family="text">
      <style:text-properties style:font-name="Liberation Serif" fo:font-size="11pt" fo:font-style="italic" style:font-size-asian="11pt" style:font-style-asian="italic" style:font-size-complex="11pt" style:font-style-complex="italic"/>
    </style:style>
    <style:style style:name="T17" style:family="text">
      <style:text-properties style:font-name="Liberation Serif" fo:font-size="11pt" fo:font-style="italic" officeooo:rsid="005d67bd" style:font-size-asian="11pt" style:font-style-asian="italic" style:font-size-complex="11pt" style:font-style-complex="italic"/>
    </style:style>
    <style:style style:name="T18" style:family="text">
      <style:text-properties fo:font-size="11pt" officeooo:rsid="0053e2db" style:font-size-asian="11pt" style:font-size-complex="11pt"/>
    </style:style>
    <style:style style:name="T19" style:family="text">
      <style:text-properties fo:font-size="11pt" style:font-size-asian="11pt" style:font-size-complex="11pt"/>
    </style:style>
    <style:style style:name="T20" style:family="text">
      <style:text-properties fo:font-size="11pt" officeooo:rsid="0009ee33" style:font-size-asian="11pt" style:font-size-complex="11pt"/>
    </style:style>
    <style:style style:name="T21" style:family="text">
      <style:text-properties fo:font-size="11pt" officeooo:rsid="00155618" style:font-size-asian="11pt" style:font-size-complex="11pt"/>
    </style:style>
    <style:style style:name="T22" style:family="text">
      <style:text-properties fo:font-size="11pt" officeooo:rsid="000c6572" style:font-size-asian="11pt" style:font-size-complex="11pt"/>
    </style:style>
    <style:style style:name="T23" style:family="text">
      <style:text-properties fo:font-size="11pt" officeooo:rsid="000a9e39" style:font-size-asian="11pt" style:font-size-complex="11pt"/>
    </style:style>
    <style:style style:name="T24" style:family="text">
      <style:text-properties fo:font-size="11pt" officeooo:rsid="00586af2" style:font-size-asian="11pt" style:font-size-complex="11pt"/>
    </style:style>
    <style:style style:name="T25" style:family="text">
      <style:text-properties fo:font-size="11pt" officeooo:rsid="0022749a" style:font-size-asian="11pt" style:font-size-complex="11pt"/>
    </style:style>
    <style:style style:name="T26" style:family="text">
      <style:text-properties fo:font-size="11pt" officeooo:rsid="005a60d7" style:font-size-asian="11pt" style:font-size-complex="11pt"/>
    </style:style>
    <style:style style:name="T27" style:family="text">
      <style:text-properties fo:font-size="11pt" officeooo:rsid="00113fa8" style:font-size-asian="11pt" style:font-size-complex="11pt"/>
    </style:style>
    <style:style style:name="T28" style:family="text">
      <style:text-properties fo:font-size="11pt" officeooo:rsid="0087d452" style:font-size-asian="11pt" style:font-size-complex="11pt"/>
    </style:style>
    <style:style style:name="T29" style:family="text">
      <style:text-properties officeooo:rsid="00349574"/>
    </style:style>
    <style:style style:name="T30" style:family="text">
      <style:text-properties officeooo:rsid="00816336"/>
    </style:style>
    <style:style style:name="T31" style:family="text">
      <style:text-properties officeooo:rsid="00373741"/>
    </style:style>
    <style:style style:name="T32" style:family="text">
      <style:text-properties officeooo:rsid="00415626"/>
    </style:style>
    <style:style style:name="T33" style:family="text">
      <style:text-properties fo:font-size="11pt" officeooo:rsid="0048e7a8" style:font-size-asian="11pt" style:font-size-complex="11pt"/>
    </style:style>
    <style:style style:name="T34" style:family="text">
      <style:text-properties officeooo:rsid="004d7c97"/>
    </style:style>
    <style:style style:name="T35" style:family="text">
      <style:text-properties fo:font-style="italic" style:font-style-asian="italic" style:font-style-complex="italic"/>
    </style:style>
    <style:style style:name="T36" style:family="text">
      <style:text-properties officeooo:rsid="004c1802"/>
    </style:style>
    <style:style style:name="T37" style:family="text">
      <style:text-properties officeooo:rsid="004f543a"/>
    </style:style>
    <style:style style:name="T38" style:family="text">
      <style:text-properties officeooo:rsid="00504eec"/>
    </style:style>
    <style:style style:name="T39" style:family="text">
      <style:text-properties officeooo:rsid="005b942c"/>
    </style:style>
    <style:style style:name="T40" style:family="text">
      <style:text-properties fo:font-size="11pt" fo:font-style="normal" officeooo:rsid="005b942c" style:font-size-asian="11pt" style:font-style-asian="normal" style:font-size-complex="11pt" style:font-style-complex="normal"/>
    </style:style>
    <style:style style:name="T41" style:family="text">
      <style:text-properties fo:font-size="11pt" fo:font-style="normal" officeooo:rsid="00610acd" style:font-size-asian="11pt" style:font-style-asian="normal" style:font-size-complex="11pt" style:font-style-complex="normal"/>
    </style:style>
    <style:style style:name="T42" style:family="text">
      <style:text-properties fo:font-size="11pt" officeooo:rsid="00610acd" style:font-size-asian="11pt" style:font-size-complex="11pt"/>
    </style:style>
    <style:style style:name="T43" style:family="text">
      <style:text-properties fo:font-size="11pt" officeooo:rsid="005b942c" style:font-size-asian="11pt" style:font-size-complex="11pt"/>
    </style:style>
    <style:style style:name="T44" style:family="text">
      <style:text-properties officeooo:rsid="0065e6a1"/>
    </style:style>
    <style:style style:name="T45" style:family="text">
      <style:text-properties officeooo:rsid="0089a5f5"/>
    </style:style>
    <style:style style:name="T46" style:family="text">
      <style:text-properties officeooo:rsid="00a3e651"/>
    </style:style>
    <style:style style:name="T47" style:family="text">
      <style:text-properties officeooo:rsid="00a5e72d"/>
    </style:style>
    <style:style style:name="T48" style:family="text">
      <style:text-properties officeooo:rsid="00a4b4ee"/>
    </style:style>
    <style:style style:name="T49" style:family="text">
      <style:text-properties officeooo:rsid="008c5a6d"/>
    </style:style>
    <style:style style:name="T50" style:family="text">
      <style:text-properties officeooo:rsid="008c411a"/>
    </style:style>
    <style:style style:name="T51" style:family="text">
      <style:text-properties style:text-underline-style="none" officeooo:rsid="008ebbbc"/>
    </style:style>
    <style:style style:name="T52" style:family="text">
      <style:text-properties style:text-underline-style="none"/>
    </style:style>
    <style:style style:name="T53" style:family="text">
      <style:text-properties officeooo:rsid="008e5746"/>
    </style:style>
    <style:style style:name="T54" style:family="text">
      <style:text-properties officeooo:rsid="009020e9"/>
    </style:style>
    <style:style style:name="T55" style:family="text">
      <style:text-properties officeooo:rsid="00930de0"/>
    </style:style>
    <style:style style:name="T56" style:family="text">
      <style:text-properties officeooo:rsid="0094b8f9"/>
    </style:style>
    <style:style style:name="T57" style:family="text">
      <style:text-properties officeooo:rsid="009f36b9"/>
    </style:style>
    <style:style style:name="T58" style:family="text">
      <style:text-properties officeooo:rsid="00a386bd"/>
    </style:style>
    <style:style style:name="T59" style:family="text">
      <style:text-properties officeooo:rsid="00920a19"/>
    </style:style>
    <style:style style:name="T60" style:family="text">
      <style:text-properties fo:font-style="italic" officeooo:rsid="00920a19" style:font-style-asian="italic" style:font-style-complex="italic"/>
    </style:style>
    <style:style style:name="T61" style:family="text">
      <style:text-properties officeooo:rsid="00922e25"/>
    </style:style>
    <style:style style:name="T62" style:family="text">
      <style:text-properties officeooo:rsid="009cada7"/>
    </style:style>
    <style:style style:name="T63" style:family="text">
      <style:text-properties fo:font-style="italic" officeooo:rsid="009cada7" style:font-style-asian="italic" style:font-style-complex="italic"/>
    </style:style>
    <style:style style:name="T64" style:family="text">
      <style:text-properties officeooo:rsid="008444ff"/>
    </style:style>
    <style:style style:name="T65" style:family="text">
      <style:text-properties officeooo:rsid="00862477"/>
    </style:style>
    <style:style style:name="T66" style:family="text">
      <style:text-properties officeooo:rsid="00813152"/>
    </style:style>
    <style:style style:name="T67" style:family="text">
      <style:text-properties officeooo:rsid="0082c3e6"/>
    </style:style>
    <style:style style:name="T68" style:family="text">
      <style:text-properties officeooo:rsid="0082fb69"/>
    </style:style>
    <style:style style:name="T69" style:family="text">
      <style:text-properties officeooo:rsid="009e8929"/>
    </style:style>
    <style:style style:name="T70" style:family="text">
      <style:text-properties style:text-position="super 58%"/>
    </style:style>
    <style:style style:name="T71" style:family="text">
      <style:text-properties style:text-position="0% 100%"/>
    </style:style>
    <style:style style:name="T72" style:family="text">
      <style:text-properties officeooo:rsid="009a2e14"/>
    </style:style>
    <style:style style:name="T73" style:family="text">
      <style:text-properties officeooo:rsid="0098d6d6"/>
    </style:style>
    <style:style style:name="T74" style:family="text">
      <style:text-properties officeooo:rsid="003fdb00"/>
    </style:style>
    <style:style style:name="T75" style:family="text">
      <style:text-properties officeooo:rsid="00780285"/>
    </style:style>
    <style:style style:name="T76" style:family="text">
      <style:text-properties fo:font-style="italic" officeooo:rsid="0065e6a1" style:font-style-asian="italic" style:font-style-complex="italic"/>
    </style:style>
    <style:style style:name="T77" style:family="text">
      <style:text-properties fo:font-style="italic" officeooo:rsid="006ca85b" style:font-style-asian="italic" style:font-style-complex="italic"/>
    </style:style>
    <style:style style:name="T78" style:family="text">
      <style:text-properties officeooo:rsid="006cbfe5"/>
    </style:style>
    <style:style style:name="T79" style:family="text">
      <style:text-properties officeooo:rsid="006ea303"/>
    </style:style>
    <style:style style:name="T80" style:family="text">
      <style:text-properties officeooo:rsid="007083e7"/>
    </style:style>
    <style:style style:name="T81" style:family="text">
      <style:text-properties officeooo:rsid="0070d644"/>
    </style:style>
    <style:style style:name="T82" style:family="text">
      <style:text-properties officeooo:rsid="007027be"/>
    </style:style>
    <style:style style:name="T83" style:family="text">
      <style:text-properties officeooo:rsid="006fdde0"/>
    </style:style>
    <style:style style:name="T84" style:family="text">
      <style:text-properties officeooo:rsid="00723bad"/>
    </style:style>
    <style:style style:name="T85" style:family="text">
      <style:text-properties officeooo:rsid="0072fbf9"/>
    </style:style>
    <style:style style:name="T86" style:family="text">
      <style:text-properties officeooo:rsid="00744207"/>
    </style:style>
    <style:style style:name="T87" style:family="text">
      <style:text-properties officeooo:rsid="00771c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2">Manhattan, N<text:span text:style-name="T1">ew </text:span>Y<text:span text:style-name="T1">ork</text:span></text:p>
      <text:p text:style-name="P3"><text:span text:style-name="T2">The borough of </text:span>Manhattan is the home to <text:span text:style-name="T3">Wall Street, the</text:span> New York Stock Exchange,<text:span text:style-name="T4"> the Nasdaq</text:span>, the World Trade Center, <text:span text:style-name="T5">the Empire State Building</text:span>, <text:span text:style-name="T6">and </text:span>the headquarters of US banks such as JPMorgan, Goldman Sachs, Morgan Stanley, and American Express. <text:span text:style-name="T7">H</text:span>ence, i<text:span text:style-name="T7">t i</text:span>s <text:span text:style-name="T8">one of </text:span>the fina<text:span text:style-name="T8">nc</text:span><text:span text:style-name="T9">ial</text:span><text:span text:style-name="T8"> centers of the world. </text:span><text:span text:style-name="T10">It’s also home to Silicon Alley (not Valley); the </text:span><text:span text:style-name="T11">rising </text:span><text:span text:style-name="T10">tech center of New York,</text:span><text:span text:style-name="T12"> </text:span><text:span text:style-name="T13">with office headquarters for </text:span><text:span text:style-name="T12">Verizon, IBM, Pepsico, etc.</text:span></text:p>
      <text:p text:style-name="P4"><text:span text:style-name="T14">“The borough contained over 500 million square feet (46.5 million m</text:span><text:span text:style-name="T15">2</text:span><text:span text:style-name="T14">) of office space in 2015”</text:span></text:p>
      <text:p text:style-name="P5"><text:a xlink:type="simple" xlink:href="https://en.wikipedia.org/wiki/Economy_of_New_York" text:style-name="Internet_20_link" text:visited-style-name="Visited_20_Internet_20_Link"><text:span text:style-name="T16">https://en.wikipedia.org/wiki/Economy_of_New_York</text:span></text:a><text:a xlink:type="simple" xlink:href="https://en.wikipedia.org/wiki/Economy_of_New_York_City" text:style-name="Internet_20_link" text:visited-style-name="Visited_20_Internet_20_Link"><text:span text:style-name="T16">_</text:span><text:span text:style-name="T17">­</text:span><text:span text:style-name="T16">City</text:span></text:a></text:p>
      <text:p text:style-name="P6"><text:span text:style-name="T18">Manhattan is also a tourist hub, known </text:span><text:span text:style-name="T19">internationally </text:span><text:span text:style-name="T18">across various cultural mediums: </text:span><text:span text:style-name="T20">where </text:span><text:span text:style-name="T21">the show </text:span><text:span text:style-name="T20">Friends </text:span><text:span text:style-name="T22">was</text:span><text:span text:style-name="T20"> ba</text:span><text:span text:style-name="T23">s</text:span><text:span text:style-name="T20">ed, as well as Sex &amp; and the City; Harlem is </text:span><text:span text:style-name="T24">attributed with the creation</text:span><text:span text:style-name="T20"> of rap music; </text:span><text:span text:style-name="T25">Broadway is one of the </text:span><text:span text:style-name="T26">global </text:span><text:span text:style-name="T25">centers of theater,</text:span><text:span text:style-name="T20"> </text:span><text:span text:style-name="T27">and surrounding Manhattan is 3 major airports: LaGuardia, Newark, and JFK. </text:span><text:span text:style-name="T28">In 2024, 65 million tourists visited New York (</text:span><text:a xlink:type="simple" xlink:href="https://www.nyc.gov/mayors-office/news/2024/12/mayor-adams-celebrates-nearly-65-million-visitors-nyc-2024-second-highest-number-visitors" text:style-name="Internet_20_link" text:visited-style-name="Visited_20_Internet_20_Link"><text:span text:style-name="T28">https://www.nyc.gov/mayors-office/news/2024/12/mayor-adams-celebrates-nearly-65-million-visitors-nyc-2024-second-highest-number-visitors</text:span></text:a><text:span text:style-name="T28">).</text:span></text:p>
      <text:p text:style-name="P7"><text:span text:style-name="T29">A narrative could be suggested then, that Manhattan is balancing at least 2 major customer bases: corporate </text:span><text:span text:style-name="T30">commuters</text:span><text:span text:style-name="T29">, and tourists.</text:span></text:p>
      <text:p text:style-name="P8"/>
      <text:p text:style-name="P9"/>
      <text:p text:style-name="P10">DATA FEATURES</text:p>
      <text:p text:style-name="P11"><text:span text:style-name="T31">(a)<text:tab/></text:span><text:span text:style-name="T32">Public holidays c</text:span>alendar</text:p>
      <text:p text:style-name="P12"><text:span text:style-name="T19">Since we are interested in both the corporate cycle and tourists, we have included calendar data from an API (</text:span><text:a xlink:type="simple" xlink:href="https://www.officeholidays.com/countries/usa/new-york/2024" text:style-name="Internet_20_link" text:visited-style-name="Visited_20_Internet_20_Link"><text:span text:style-name="T19">https://www.officeholidays.com/countries/usa/new-york/2024</text:span></text:a><text:span text:style-name="T19">), detailing the major public holidays in the US. Holidays that do not have days off (Father’s Day &amp; Mother’s Day, for example) are removed. This helps to explain away almost all of our unusually </text:span><text:span text:style-name="T33">low days.</text:span></text:p>
      <text:p text:style-name="P13"/>
      <text:p text:style-name="P13">It is worth noting that there is an underlying assumption: that we are purely modelling the demand side, and have assumed the supply of taxis and drivers is not an issue – i.e., there are <text:span text:style-name="T34">always</text:span> enough taxi drivers <text:span text:style-name="T35">not</text:span> taking the day off <text:span text:style-name="T36">to absorb the demand of customers</text:span>. <text:span text:style-name="T37">If this is not the case, additional data may be required to remodel this </text:span><text:span text:style-name="T38">(holidays of taxi drivers taken, if possible)</text:span><text:span text:style-name="T37">. </text:span><text:span text:style-name="T39">This assumption has been made through the entirety of the report.</text:span></text:p>
      <text:p text:style-name="P14"/>
      <text:p text:style-name="P15"><text:span text:style-name="T31">(b)</text:span> <text:tab/><text:span text:style-name="T31">D</text:span>aily weather</text:p>
      <text:p text:style-name="P16"><text:span text:style-name="T40">Using US National Weather data, stored in an archive by </text:span><text:span text:style-name="T41">­</text:span><text:span text:style-name="T42">Iowa Environmental Mesonet</text:span><text:span text:style-name="T43"> </text:span><text:span text:style-name="T40">(</text:span><text:a xlink:type="simple" xlink:href="https://mesonet.agron.iastate.edu/nws/cf6table.php?station=KNYC&amp;opt=bystation&amp;year=2024" text:style-name="Internet_20_link" text:visited-style-name="Visited_20_Internet_20_Link"><text:span text:style-name="T40">https://mesonet.agron.iastate.edu/nws/cf6table.php?station=KNYC&amp;opt=bystation&amp;year=2024</text:span></text:a><text:span text:style-name="T40">), </text:span><text:span text:style-name="T41">we can retrieve the daily maximum temperature, total precipitation, and cloud coverage (ranked on a scale of 1-10) for all of New York, in 2024.</text:span></text:p>
      <text:p text:style-name="P17"/>
      <text:p text:style-name="P18">Precipitation and cloud coverage naturally showed very similar daily patterns, and cloud coverage turned out to be favored by almost every model. Therefore, precipitation was dropped in favor of cloud coverage.</text:p>
      <text:p text:style-name="P14"/>
      <text:p text:style-name="P19"><text:span text:style-name="T31">(c)</text:span> <text:tab/><text:span text:style-name="T31">L</text:span>ag features</text:p>
      <text:p text:style-name="P20">The daily demand and daily average fare visualisations show clear signs of <text:span text:style-name="T35">structured data</text:span>; that each data point has information in common with the data points surrounding it. For this reason, it is appropriate (and advisable) to use the previous day’s demand/fare in predicting the current day’s demand/fare. This proves to be particularly useful in prediction.</text:p>
      <text:p text:style-name="P21"/>
      <text:p text:style-name="P22"/>
      <text:p text:style-name="P23">RIDE DEMAND: MODEL</text:p>
      <text:p text:style-name="P19">1. <text:span text:style-name="T44">Random Forest</text:span></text:p>
      <text:p text:style-name="P24">A very large collection of decision trees, the random forest algorithm is known to be strongest when <text:span text:style-name="T45">data is easily seperable, but there are a lot of features to </text:span><text:span text:style-name="T46">decide between</text:span><text:span text:style-name="T45">. This </text:span><text:span text:style-name="T47">ethos</text:span><text:span text:style-name="T45"> matches the </text:span><text:span text:style-name="T48">nature of this</text:span><text:span text:style-name="T45"> dataset. Imagine a human being is trying to predict this data point:</text:span></text:p>
      <text:p text:style-name="P24"/>
      <text:p text:style-name="P25"><text:span text:style-name="T49">I</text:span><text:span text:style-name="T50">t’s </text:span>Monday, <text:span text:style-name="T51">m</text:span><text:span text:style-name="T52">idday</text:span>, </text:p>
      <text:p text:style-name="P25">Upper East Side North to Upper East Side South, </text:p>
      <text:p text:style-name="P25">yesterday’s <text:span text:style-name="T53">m</text:span>idday demand was 400 for this route, </text:p>
      <text:p text:style-name="P25"><text:span text:style-name="T54">there’s </text:span>minimal cloud coverage, </text:p>
      <text:p text:style-name="P25">and today is <text:span text:style-name="T50">not </text:span>a holiday.</text:p>
      <text:p text:style-name="P26"/>
      <text:p text:style-name="P27">It would not be particularly difficult to give a good estimate of this point: Monday has the lowest values in the daily boundaries, midday is the highest of the day, <text:span text:style-name="T55">no cloud coverage means it’s likelier to be a lower value</text:span>, and yesterday’s value (Sunday – <text:span text:style-name="T56">typically higher than Monday</text:span>) was 400 <text:span text:style-name="T49">at midday</text:span>: maybe ... 380? <text:span text:style-name="T57">Typically, you would try to build a </text:span><text:span text:style-name="T46">decision tree</text:span><text:span text:style-name="T57">: “well, 400 </text:span><text:span text:style-name="T58">yesterday </text:span><text:span text:style-name="T57">means it’s probably around 400 again, and Monday means it’s probably less than that, especially with reduced cloud coverage”, etc.</text:span></text:p>
      <text:p text:style-name="P27"/>
      <text:p text:style-name="P27"><text:span text:style-name="T59">This is (crudely) the approach of the random forest, except it uses a </text:span><text:span text:style-name="T46">core </text:span><text:span text:style-name="T59">metric for information gain, known as </text:span><text:span text:style-name="T60">Gini impurity, </text:span><text:span text:style-name="T59">allow</text:span><text:span text:style-name="T61">ing</text:span><text:span text:style-name="T59"> </text:span><text:span text:style-name="T61">it </text:span><text:span text:style-name="T59">to define </text:span><text:span text:style-name="T61">an exact heirachy of the most important features. </text:span><text:span text:style-name="T62">With regards to our particular models, there are a lot of features, and so the </text:span><text:span text:style-name="T63">depth of the decision trees</text:span><text:span text:style-name="T62"> has to be manually set to a large value: 25. This requires a long time to compute, but also allows for </text:span><text:span text:style-name="T63">overfitting </text:span><text:span text:style-name="T62">(learning the dataset exactly, and returning poor prediction results).</text:span></text:p>
      <text:p text:style-name="P14"/>
      <text:p text:style-name="P28">2. <text:span text:style-name="T64">Light </text:span><text:span text:style-name="T65">Gradient-Boosting Machine (Light GBM)</text:span></text:p>
      <text:p text:style-name="P29">This algorithm competed very closely with the random forest algorithm, however the Light GBM approach has 1 major improvement: it takes a fraction of the time to compute, versus both the random forest and the neural net. Therefore, it is particularly useful in analsysis; one can fine-tune the model, or reorganise data structures, or redesign methods, <text:span text:style-name="T35">et cetera</text:span> and simply rerun this model within less than 2 minutes. For this efficiency, Light GBM was the final algorithm of choice for predicting demand.</text:p>
      <text:p text:style-name="P14"/>
      <text:p text:style-name="P19">3. <text:span text:style-name="T66">Neural Net</text:span></text:p>
      <text:p text:style-name="P30">Out of the 3 models, the <text:span text:style-name="T35">deep learning</text:span> approach <text:span text:style-name="T67">returned </text:span>the worst results, however, it is important to note: this may be due to the limitation of our lack of computing power. Increasing the variable known as <text:span text:style-name="T35">max iterations</text:span> effectively allows the algorithm more time to compute, and in every case of increasing this <text:span text:style-name="T68">variable,</text:span> the training, validation and test scores all increased. The maximum iterations we tried was 2000 (too large for the final report), but even this did not show any signs of an apex in performance. Therefore, if this project were to <text:span text:style-name="T68">expand into production-ready prediction modelling</text:span>, with improved hardware options provided, the Neural Net might actually be the top performer. <text:span text:style-name="T69">Additionally, neural networks are better performers when custom-designed – we used an out-of-the-box code package for this project.</text:span></text:p>
      <text:p text:style-name="P14"/>
      <text:p text:style-name="P31">Model Results</text:p>
      <text:p text:style-name="P32">Using the score of R<text:span text:style-name="T70">2 </text:span><text:span text:style-name="T71">(the percentage of total variance being explained by the model):</text:span></text:p>
      <text:p text:style-name="P32"/>
      <table:table table:name="DemandModelResults" table:style-name="DemandModelResults" table:template-name="Academic">
        <table:table-column table:style-name="DemandModelResults.A"/>
        <table:table-column table:style-name="DemandModelResults.B" table:number-columns-repeated="3"/>
        <table:table-row table:style-name="DemandModelResults.1">
          <table:table-cell table:style-name="DemandModelResults.A1" office:value-type="string">
            <text:p text:style-name="P33">Model</text:p>
          </table:table-cell>
          <table:table-cell table:style-name="DemandModelResults.A1" office:value-type="string">
            <text:p text:style-name="P33">Train</text:p>
          </table:table-cell>
          <table:table-cell table:style-name="DemandModelResults.A1" office:value-type="string">
            <text:p text:style-name="P33">Validation</text:p>
          </table:table-cell>
          <table:table-cell table:style-name="DemandModelResults.A1" office:value-type="string">
            <text:p text:style-name="P33">Test</text:p>
          </table:table-cell>
        </table:table-row>
        <table:table-row>
          <table:table-cell table:style-name="DemandModelResults.A2" office:value-type="string">
            <text:p text:style-name="P33">Random Forest</text:p>
          </table:table-cell>
          <table:table-cell table:style-name="DemandModelResults.B2" office:value-type="string">
            <text:p text:style-name="P34">95.2%</text:p>
          </table:table-cell>
          <table:table-cell table:style-name="DemandModelResults.C2" office:value-type="string">
            <text:p text:style-name="P34">88.0%</text:p>
          </table:table-cell>
          <table:table-cell table:style-name="DemandModelResults.D2" office:value-type="string">
            <text:p text:style-name="P34">88.1%</text:p>
          </table:table-cell>
        </table:table-row>
        <table:table-row>
          <table:table-cell table:style-name="DemandModelResults.A2" office:value-type="string">
            <text:p text:style-name="P33">Light GBM</text:p>
          </table:table-cell>
          <table:table-cell table:style-name="DemandModelResults.B3" office:value-type="string">
            <text:p text:style-name="P34">87.4%</text:p>
          </table:table-cell>
          <table:table-cell table:style-name="DemandModelResults.C3" office:value-type="string">
            <text:p text:style-name="P34">87.3%</text:p>
          </table:table-cell>
          <table:table-cell table:style-name="DemandModelResults.D3" office:value-type="string">
            <text:p text:style-name="P34">87.3%</text:p>
          </table:table-cell>
        </table:table-row>
        <table:table-row table:style-name="DemandModelResults.4">
          <table:table-cell table:style-name="DemandModelResults.A4" office:value-type="string">
            <text:p text:style-name="P33">Neural Net</text:p>
          </table:table-cell>
          <table:table-cell table:style-name="DemandModelResults.B4" office:value-type="string">
            <text:p text:style-name="P34">83.9%</text:p>
          </table:table-cell>
          <table:table-cell table:style-name="DemandModelResults.C4" office:value-type="string">
            <text:p text:style-name="P34">84.1%</text:p>
          </table:table-cell>
          <table:table-cell table:style-name="DemandModelResults.D4" office:value-type="string">
            <text:p text:style-name="P34">84.1%</text:p>
          </table:table-cell>
        </table:table-row>
      </table:table>
      <text:p text:style-name="P31"/>
      <text:p text:style-name="P35">Notice the dropoff between the Random Forest’s training (95.2%), and validation &amp; testing (88.0% and 88.1%). This is likely a sign that it is overfitting. The other 2 models achieve great consistency, with very accuracies.</text:p>
      <text:p text:style-name="P36"><text:span text:style-name="T72">IDEAS FOR THE FUTURE</text:span><text:span text:style-name="T73">: </text:span>OPTIMIZING FOR PREDICTION</text:p>
      <text:p text:style-name="P37">CURRENTLY UNIMPLEM<text:span text:style-name="T74">EN</text:span>TED</text:p>
      <text:p text:style-name="P38">Weather patterns are useful prediction data; they are free datasets, with very accurate forecasts available ahead of time. <text:span text:style-name="T44">In the models analytical form, max</text:span><text:span text:style-name="T75">imum daily</text:span><text:span text:style-name="T44"> temperature appears to be unhelpful in prediction, but from </text:span><text:span text:style-name="T76">Data Features </text:span><text:span text:style-name="T77">(</text:span><text:span text:style-name="T76">b</text:span><text:span text:style-name="T77">)</text:span><text:span text:style-name="T44"> we can see that temperature provides a clear time framework for the algorithm; i.e. </text:span><text:span text:style-name="T78">throughout the year,</text:span><text:span text:style-name="T44"> the lowest and highest temperatures appear where there is lowe</text:span><text:span text:style-name="T79">st</text:span><text:span text:style-name="T44"> demand.</text:span></text:p>
      <text:p text:style-name="P39"/>
      <text:p text:style-name="P39">Narratively, this is likely due to Christmas and Summer holidays. Therefore, we would expect temperature <text:span text:style-name="T80">to be more </text:span>more useful than it is, particularly when the summer experiences a deperession in demand, just before <text:span text:style-name="T35">Labor Day, </text:span><text:span text:style-name="T81">a time perfectly described by the peaking heat</text:span>.</text:p>
      <text:p text:style-name="P40"/>
      <text:p text:style-name="P40">The issue lies in time of day. Each day is only exposed to a single max temperature – a limitation of our dataset. <text:span text:style-name="T82">S</text:span><text:span text:style-name="T83">plitting the data from the daily timeframe down to 5 </text:span>time<text:span text:style-name="T83">s</text:span> of day – <text:span text:style-name="T82">where</text:span> each <text:span text:style-name="T84">time </text:span><text:span text:style-name="T82">of day </text:span>experienc<text:span text:style-name="T82">es</text:span> <text:span text:style-name="T82">a </text:span>different average demand – <text:span text:style-name="T82">means the algorithm has an impossible job of consolidating a pattern between 1 value of temperature and 5 different phenomena.</text:span></text:p>
      <text:p text:style-name="P40"/>
      <text:p text:style-name="P41">To address this, we can multiply the <text:span text:style-name="T85">lag</text:span> demand by the temperature. This still inputs the information of temperature, but in such a way that can now scale to the 5 times of day. We can actually multiply the demand by the <text:span text:style-name="T35">square of temperature </text:span>to achieve <text:span text:style-name="T86">a </text:span>structure <text:span text:style-name="T86">the</text:span> algorithm can understand.</text:p>
      <text:p text:style-name="P41"/>
      <text:p text:style-name="P41"/>
      <text:p text:style-name="P42">This yearly structure helps to separate out the y-values in such a way that every nonlinear algorithm increased testing prediction rates to <text:span text:style-name="T87">around </text:span>9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number-style style:name="N20000" number:language="en" number:country="GB">
      <number:number number:min-integer-digits="1"/>
    </number:number-style>
    <number:text-style style:name="N20100" number:language="en" number:country="GB">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text-properties/>
    </style:style>
    <style:style style:name="Academic.2" style:family="table-cell" style:data-style-name="N20000">
      <style:table-cell-properties fo:border-bottom="0.74pt solid #000000" fo:padding="0cm" fo:padding-left="0cm" fo:padding-right="0cm" fo:padding-top="0cm" fo:padding-bottom="0cm"/>
      <style:text-properties/>
    </style:style>
    <style:style style:name="Academic.3" style:family="table-cell" style:data-style-name="N20100">
      <style:table-cell-properties fo:padding="0cm" fo:padding-left="0cm" fo:padding-right="0cm" fo:padding-top="0cm" fo:padding-bottom="0cm"/>
      <style:text-properties/>
    </style:style>
    <style:style style:name="Academic.4" style:family="table-cell" style:data-style-name="N20000">
      <style:table-cell-properties fo:padding="0cm" fo:padding-left="0cm" fo:padding-right="0cm" fo:padding-top="0cm" fo:padding-bottom="0cm"/>
      <style:text-properties/>
    </style:style>
    <style:style style:name="Academic.5" style:family="table-cell" style:data-style-name="N20000">
      <style:table-cell-properties fo:padding="0cm" fo:padding-left="0cm" fo:padding-right="0cm" fo:padding-top="0cm" fo:padding-bottom="0cm"/>
      <style:text-properties/>
    </style:style>
    <style:style style:name="Academic.6" style:family="table-cell" style:data-style-name="N20100">
      <style:table-cell-properties fo:padding="0cm" fo:padding-left="0cm" fo:padding-right="0cm" fo:padding-top="0cm" fo:padding-bottom="0cm"/>
      <style:text-properties/>
    </style:style>
    <style:style style:name="Academic.7" style:family="table-cell" style:data-style-name="N20000">
      <style:table-cell-properties fo:padding="0cm" fo:padding-left="0cm" fo:padding-right="0cm" fo:padding-top="0cm" fo:padding-bottom="0cm"/>
      <style:text-properties/>
    </style:style>
    <style:style style:name="Academic.8" style:family="table-cell" style:data-style-name="N20000">
      <style:table-cell-properties fo:padding="0cm" fo:padding-left="0cm" fo:padding-right="0cm" fo:padding-top="0cm" fo:padding-bottom="0cm"/>
      <style:text-properties/>
    </style:style>
    <style:style style:name="Academic.9" style:family="table-cell" style:data-style-name="N20000">
      <style:table-cell-properties fo:padding="0cm" fo:padding-left="0cm" fo:padding-right="0cm" fo:padding-top="0cm" fo:padding-bottom="0cm"/>
      <style:text-properties/>
    </style:style>
    <style:style style:name="Academic.10" style:family="table-cell" style:data-style-name="N20000">
      <style:table-cell-properties fo:padding="0cm" fo:padding-left="0cm" fo:padding-right="0cm" fo:padding-top="0cm" fo:padding-bottom="0cm"/>
      <style:text-properties/>
    </style:style>
    <style:style style:name="Academic.11" style:family="table-cell" style:data-style-name="N20100">
      <style:table-cell-properties fo:border-top="0.74pt solid #000000" fo:border-bottom="0.74pt solid #000000" fo:padding="0cm" fo:padding-left="0cm" fo:padding-right="0cm" fo:padding-top="0cm" fo:padding-bottom="0cm"/>
      <style:text-properties/>
    </style:style>
    <style:style style:name="Academic.12" style:family="table-cell" style:data-style-name="N20100">
      <style:table-cell-properties fo:border-top="0.74pt solid #000000" fo:border-bottom="0.74pt solid #000000" fo:padding="0cm" fo:padding-left="0cm" fo:padding-right="0cm" fo:padding-top="0cm" fo:padding-bottom="0cm"/>
      <style:text-properties/>
    </style:style>
    <style:style style:name="Academic.13" style:family="table-cell" style:data-style-name="N20100">
      <style:table-cell-properties fo:border-bottom="0.74pt solid #000000" fo:padding="0cm" fo:padding-left="0cm" fo:padding-right="0cm" fo:padding-top="0cm" fo:padding-bottom="0cm"/>
      <style:text-properties/>
    </style:style>
    <style:style style:name="Academic.14" style:family="table-cell" style:data-style-name="N20000">
      <style:table-cell-properties fo:border-bottom="0.74pt solid #000000" fo:padding="0cm" fo:padding-left="0cm" fo:padding-right="0cm" fo:padding-top="0cm" fo:padding-bottom="0cm"/>
      <style:text-properties/>
    </style:style>
    <style:style style:name="Academic.15" style:family="table-cell" style:data-style-name="N20100">
      <style:table-cell-properties fo:border-top="0.74pt solid #000000" fo:border-bottom="0.74pt solid #000000" fo:padding="0cm" fo:padding-left="0cm" fo:padding-right="0cm" fo:padding-top="0cm" fo:padding-bottom="0cm"/>
      <style:text-properties/>
    </style:style>
    <style:style style:name="Academic.16" style:family="table-cell" style:data-style-name="N2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0T14:24:40.416547861</meta:creation-date>
    <meta:generator>LibreOffice/25.2.6.2$Linux_X86_64 LibreOffice_project/520$Build-2</meta:generator>
    <dc:date>2026-04-14T11:25:24.819000964</dc:date>
    <meta:editing-duration>PT4H25M44S</meta:editing-duration>
    <meta:editing-cycles>137</meta:editing-cycles>
    <meta:document-statistic meta:table-count="1" meta:image-count="0" meta:object-count="0" meta:page-count="4" meta:paragraph-count="56" meta:word-count="1268" meta:character-count="7987" meta:non-whitespace-character-count="6764"/>
  </office:meta>
</office:document-meta>
</file>